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em_bfs</text:p>
          </table:table-cell>
          <table:table-cell office:value-type="string">
            <text:p>los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1.A2:Sheet1.B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8/10/2013</text:date>, <text:time>16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10T16:35:31</dc:date>
    <dc:creator>Stefan Ziegler</dc:creator>
    <meta:document-statistic meta:table-count="1" meta:cell-count="176" meta:object-count="0"/>
    <meta:generator>OpenOffice.org/3.2$Unix OpenOffice.org_project/320m12$Build-9483</meta:generator>
  </office:meta>
</office:document-meta>
</file>